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 Mono" svg:font-family="'Roboto Mono', 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a4c8" officeooo:paragraph-rsid="0019a4c8"/>
    </style:style>
    <style:style style:name="P2" style:family="paragraph" style:parent-style-name="Standard">
      <style:text-properties officeooo:paragraph-rsid="0019a4c8"/>
    </style:style>
    <style:style style:name="P3" style:family="paragraph" style:parent-style-name="Standard">
      <style:text-properties officeooo:rsid="001a832d" officeooo:paragraph-rsid="001a832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size="9pt" officeooo:paragraph-rsid="001a832d" style:font-size-asian="9pt" style:font-size-complex="9pt"/>
    </style:style>
    <style:style style:name="P5" style:family="paragraph" style:parent-style-name="Standard">
      <style:text-properties officeooo:rsid="0019a4c8" officeooo:paragraph-rsid="0019a4c8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size="9pt" officeooo:paragraph-rsid="001a832d" style:font-size-asian="9pt" style:font-size-complex="9pt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/ Especificaciones</text:p>
      <text:p text:style-name="P1"/>
      <text:p text:style-name="P1"/>
      <text:p text:style-name="P1"><text:s/>&lt;h2&gt;Descripción del Recurso de Servicio API REST&lt;/h2&gt;</text:p>
      <text:p text:style-name="P1"><text:s text:c="21"/>&lt;ul&gt;</text:p>
      <text:p text:style-name="P1"><text:s text:c="24"/>&lt;li&gt;</text:p>
      <text:p text:style-name="P1"><text:s text:c="29"/>&lt;h3&gt;Results EndPoint - Servicio de Búsqueda&lt;/h3&gt;</text:p>
      <text:p text:style-name="P1"><text:s text:c="29"/>&lt;br&gt;</text:p>
      <text:p text:style-name="P1"><text:s text:c="29"/>&lt;h5&gt;results() : Response&lt;/h5&gt;</text:p>
      <text:p text:style-name="P1"><text:s text:c="29"/>&lt;h5&gt;Metodo @GET&lt;/h5&gt;</text:p>
      <text:p text:style-name="P1"><text:s text:c="29"/>&lt;h5&gt;Relative @Path("/{query}&amp;{r}&amp;{searchType}")&lt;/h5&gt;</text:p>
      <text:p text:style-name="P1"><text:s text:c="29"/>&lt;h5&gt;Parámetros: query(String) r(Number) searchType(Number)"0: Busqueda <text:tab/><text:tab/><text:tab/>Extensiva","1: Busqueda Rápida"&lt;/h5&gt;</text:p>
      <text:p text:style-name="P1"><text:s text:c="29"/>&lt;h5&gt;URI: <text:tab/><text:tab/><text:tab/><text:tab/><text:tab/><text:a xlink:type="simple" xlink:href="http://localhost:8080/SearchEngine-1.0/" text:style-name="Internet_20_link" text:visited-style-name="Visited_20_Internet_20_Link">http://localhost:8080/SearchEngine-1.0/</text:a><text:a xlink:type="simple" xlink:href="http://localhost:8080/SearchEngine-1.0/webresources/results/" text:style-name="Internet_20_link" text:visited-style-name="Visited_20_Internet_20_Link"><text:span text:style-name="T1"><text:tab/><text:tab/><text:tab/></text:span></text:a><text:a xlink:type="simple" xlink:href="http://localhost:8080/SearchEngine-1.0/webresources/results/" text:style-name="Internet_20_link" text:visited-style-name="Visited_20_Internet_20_Link">webresources/results/</text:a>{query}&amp;{r}&amp;{searchType}&lt;/<text:tab/><text:tab/>h5&gt;</text:p>
      <text:p text:style-name="P1"><text:s text:c="29"/>&lt;h5&gt;@Produces("application/json")&lt;/h5&gt;</text:p>
      <text:p text:style-name="P1"><text:s text:c="29"/>&lt;h5&gt;Contenido JSON : Array de Objetos de Tipo "ListObject"&lt;/h5&gt;</text:p>
      <text:p text:style-name="P1"><text:s text:c="29"/>&lt;h5&gt;Objeto Auxiliar Con Atributos "document"(String) e "ir"(Double).&lt;/h5&gt;</text:p>
      <text:p text:style-name="P1"><text:s text:c="29"/>&lt;br&gt;</text:p>
      <text:p text:style-name="P1"><text:s text:c="24"/>&lt;/li&gt;</text:p>
      <text:p text:style-name="P1"><text:s text:c="24"/>&lt;li&gt; </text:p>
      <text:p text:style-name="P1"><text:s text:c="29"/>&lt;h3&gt;File EndPoint - Servicio de Procesamiento y Lectura de Documentos &lt;/h3&gt;</text:p>
      <text:p text:style-name="P1"><text:s text:c="29"/>&lt;br&gt;</text:p>
      <text:p text:style-name="P1"><text:s text:c="29"/>&lt;h5&gt;processFile() : Response&lt;/h5&gt;</text:p>
      <text:p text:style-name="P1"><text:s text:c="29"/>&lt;h5&gt;@GET&lt;/h5&gt;</text:p>
      <text:p text:style-name="P1"><text:s text:c="29"/>&lt;h5&gt;Relative @Path("/{fileRelativePath}")&lt;/h5&gt;</text:p>
      <text:p text:style-name="P1"><text:s text:c="29"/>&lt;h5&gt;Parámetro: fileRelativePath (String)&lt;/h5&gt;</text:p>
      <text:p text:style-name="P1"><text:s text:c="29"/>&lt;h5&gt;URI: http://localhost:8080/SearchEngine-1.0/webresources/file/{documentName.txt}&lt;/h5&gt;</text:p>
      <text:p text:style-name="P1"><text:s text:c="29"/>&lt;h5&gt;@Produces("application/json")&lt;/h5&gt;</text:p>
      <text:p text:style-name="P1"><text:s text:c="29"/>&lt;h5&gt;Contenido JSON : Un objeto que tiene de Atributo Data(String)&lt;/h5&gt;</text:p>
      <text:p text:style-name="P1"><text:s text:c="29"/>&lt;h5&gt;Con información del procesamiento del archivo.&lt;/h5&gt;</text:p>
      <text:p text:style-name="P1"><text:s text:c="29"/>&lt;br&gt;</text:p>
      <text:p text:style-name="P1"><text:s text:c="29"/>&lt;h5&gt;readerFile() : Response&lt;/h5&gt;</text:p>
      <text:p text:style-name="P1"><text:s text:c="29"/>&lt;h5&gt;@GET&lt;/h5&gt;</text:p>
      <text:p text:style-name="P1"><text:s text:c="29"/>&lt;h5&gt;Relative @Path ("/reader/{path}")&lt;/h5&gt;</text:p>
      <text:p text:style-name="P1"><text:s text:c="29"/>&lt;h5&gt;Parametro: path(String)&lt;/h5&gt;</text:p>
      <text:p text:style-name="P1"><text:s text:c="29"/>&lt;h5&gt;URI: http://localhost:8080/SearchEngine-1.0/webresources/file/reader/{documentName.txt}&lt;/h5&gt;</text:p>
      <text:p text:style-name="P1"><text:s text:c="29"/>&lt;h5&gt;@Produces("application/json")&lt;/h5&gt;</text:p>
      <text:p text:style-name="P1"><text:s text:c="29"/>&lt;h5&gt;Contenido JSON : Un objeto Array de Strings &lt;/h5&gt;</text:p>
      <text:p text:style-name="P1"><text:s text:c="29"/>&lt;h5&gt;Cada elemento del array es una oración del documento.&lt;/h5&gt;</text:p>
      <text:p text:style-name="P1"><text:s text:c="29"/>&lt;br&gt;</text:p>
      <text:p text:style-name="P1"><text:s text:c="24"/>&lt;/li&gt;</text:p>
      <text:p text:style-name="P1"/>
      <text:p text:style-name="P3">Array de Objetos que tiene de atributos document (String) y ir (Double).</text:p>
      <text:p text:style-name="P2"/>
      <text:p text:style-name="P4">[ { "document":"2ws1410.txt","ir":143.755670892 } , {"document":"1ws5110.txt","ir":133.56023324} <text:s/>]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 Mono" svg:font-family="'Roboto Mono', 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8T18:59:07.483000000</meta:creation-date>
    <dc:date>2020-06-01T11:47:17.924000000</dc:date>
    <meta:editing-duration>PT7H42M49S</meta:editing-duration>
    <meta:editing-cycles>3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40" meta:word-count="149" meta:character-count="2678" meta:non-whitespace-character-count="1539"/>
  </office:meta>
</office:document-meta>
</file>